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a90" officeooo:paragraph-rsid="001cca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25:55.817437653</meta:creation-date>
    <dc:date>2019-03-15T10:26:39.940277178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